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75cm" fo:min-width="1.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1.716cm" fo:min-width="1.46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7d1d5" draw:textarea-horizontal-align="justify" draw:textarea-vertical-align="middle" draw:auto-grow-height="false" fo:min-height="1.716cm" fo:min-width="1.46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cccccc"/>
      <style:paragraph-properties fo:text-align="center" style:writing-mode="lr-tb"/>
    </style:style>
    <style:style style:name="P3" style:family="paragraph">
      <loext:graphic-properties draw:fill-color="#f7d1d5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25cm" svg:height="0.25cm" svg:x="8.75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02cm" svg:y="1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998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399cm" svg:y="10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11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75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002cm" svg:y="15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498cm" svg:y="13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5cm" svg:y="1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98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1cm" svg:y="1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1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1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399cm" svg:y="10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1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5cm" svg:y="16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cm" svg:y="10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002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602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5cm" svg:y="1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98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02cm" svg:y="18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89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5cm" svg:y="1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5cm" svg:y="9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cm" svg:y="1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5cm" svg:y="1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5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cm" svg:y="1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102cm" svg:y="18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25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349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647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498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6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24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998cm" svg:y="1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5cm" svg:y="1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246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647cm" svg:y="1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2.9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5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14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3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98cm" svg:y="1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248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4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98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9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98cm" svg:y="16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98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648cm" svg:y="1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898cm" svg:y="12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648cm" svg:y="17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148cm" svg:y="1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148cm" svg:y="19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cm" svg:y="11.2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98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49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3.2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646cm" svg:y="1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48cm" svg:y="11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0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648cm" svg:y="1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75cm" svg:y="14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1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cm" svg:y="13.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1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7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603cm" svg:y="10.5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998cm" svg:y="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1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24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2" draw:text-style-name="P2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6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9.7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02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99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99cm" svg:y="10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12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00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98cm" svg:y="1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9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51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1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5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5cm" svg:y="1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399cm" svg:y="1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2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9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cm" svg:y="16.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002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602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4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25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02cm" svg:y="1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89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5cm" svg:y="1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cm" svg:y="1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51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102cm" svg:y="18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349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7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48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48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998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6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647cm" svg:y="12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14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49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9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8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cm" svg:y="10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9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98cm" svg:y="16.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398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648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648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148cm" svg:y="1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148cm" svg:y="1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5cm" svg:y="11.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39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49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3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6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248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8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5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251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5cm" svg:y="13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1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603cm" svg:y="10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99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01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01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Standard">
        <draw:custom-shape draw:style-name="gr4" draw:text-style-name="P3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9.7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02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998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99cm" svg:y="10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12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00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98cm" svg:y="13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49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51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1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5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5cm" svg:y="14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399cm" svg:y="11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2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9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cm" svg:y="16.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1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002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602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0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4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25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02cm" svg:y="1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89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cm" svg:y="11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5cm" svg:y="1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cm" svg:y="1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51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102cm" svg:y="18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cm" svg:y="14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349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7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48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48cm" svg:y="1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48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998cm" svg:y="1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6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647cm" svg:y="12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25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147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498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9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8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4cm" svg:y="10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3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9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898cm" svg:y="16.5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398cm" svg:y="1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648cm" svg:y="1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98cm" svg:y="13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648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148cm" svg:y="1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148cm" svg:y="1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5cm" svg:y="11.5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39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49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75cm" svg:y="13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6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248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75cm" svg:y="10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8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5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251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5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5cm" svg:y="13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1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cm" svg:y="1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603cm" svg:y="10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998cm" svg:y="1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51cm" svg:y="9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1.701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4.701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501cm" svg:y="9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Standard">
        <draw:custom-shape draw:style-name="gr4" draw:text-style-name="P3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4.502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00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75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002cm" svg:y="1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5cm" svg:y="1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246cm" svg:y="12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cm" svg:y="1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9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648cm" svg:y="17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49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6cm" svg:y="1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648cm" svg:y="1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75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4.5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201cm" svg:y="8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Standard">
        <draw:custom-shape draw:style-name="gr4" draw:text-style-name="P3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cm" svg:height="0.25cm" svg:x="5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75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2.002cm" svg:y="16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24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3.5cm" svg:y="9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5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8.498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749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4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Standard">
        <draw:custom-shape draw:style-name="gr4" draw:text-style-name="P3" draw:layer="layout" svg:width="2cm" svg:height="2cm" svg:x="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8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cm" svg:height="2cm" svg:x="12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4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6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8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0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2cm" svg:y="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4cm" svg:y="1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uche4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6T15:47:56.017355554</meta:creation-date>
    <dc:date>2024-07-17T11:48:52.911139625</dc:date>
    <meta:editing-duration>PT17M6S</meta:editing-duration>
    <meta:editing-cycles>4</meta:editing-cycles>
    <meta:generator>LibreOffice/7.3.7.2$Linux_X86_64 LibreOffice_project/30$Build-2</meta:generator>
    <meta:document-statistic meta:object-count="537"/>
  </office:meta>
</office:document-meta>
</file>